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Heading_20_1" style:list-style-name="WWNum2"/>
    <style:style style:name="P4" style:family="paragraph" style:parent-style-name="Normal_20__28_Web_29_">
      <style:paragraph-properties fo:margin-top="0in" fo:margin-bottom="0in" loext:contextual-spacing="false"/>
    </style:style>
    <style:style style:name="P5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6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7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8" style:family="paragraph" style:parent-style-name="Normal_20__28_Web_29_">
      <style:paragraph-properties fo:margin-top="0in" fo:margin-bottom="0in" loext:contextual-spacing="false"/>
      <style:text-properties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P9" style:family="paragraph" style:parent-style-name="Normal_20__28_Web_29_">
      <style:paragraph-properties fo:margin-top="0in" fo:margin-bottom="0in" loext:contextual-spacing="false" fo:text-align="justify" style:justify-single-word="false"/>
      <style:text-properties fo:color="#000000"/>
    </style:style>
    <style:style style:name="P10" style:family="paragraph" style:parent-style-name="Normal_20__28_Web_29_">
      <style:paragraph-properties fo:margin-top="0in" fo:margin-bottom="0in" loext:contextual-spacing="false" fo:text-align="justify" style:justify-single-word="false"/>
    </style:style>
    <style:style style:name="P11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2" style:family="paragraph" style:parent-style-name="Normal_20__28_Web_29_">
      <style:paragraph-properties fo:margin-top="0.0835in" fo:margin-bottom="0in" loext:contextual-spacing="false"/>
    </style:style>
    <style:style style:name="P13" style:family="paragraph" style:parent-style-name="Footer">
      <style:paragraph-properties fo:margin-left="0in" fo:margin-right="0.25in" fo:text-indent="0in" style:auto-text-indent="false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style:font-size-asian="10pt" style:font-name-complex="Verdana1" style:font-size-complex="10pt"/>
    </style:style>
    <style:style style:name="T8" style:family="text">
      <style:text-properties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T9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0" style:family="text">
      <style:text-properties fo:color="#000000"/>
    </style:style>
    <style:style style:name="T11" style:family="text">
      <style:text-properties fo:font-size="9pt" style:font-size-asian="9pt" style:font-size-complex="9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29in" fo:min-width="0.0854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/>
      <text:p text:style-name="P5"/>
      <text:p text:style-name="Título3"/>
      <text:p text:style-name="Text_20_body"/>
      <text:p text:style-name="Text_20_body"/>
      <text:p text:style-name="Text_20_body"/>
      <text:p text:style-name="Título3">VERIFICACIÓN FASE FINAL DE CONCEPTO</text:p>
      <text:p text:style-name="P1"/>
      <text:p text:style-name="P1"/>
      <text:list xml:id="list2066596077" text:style-name="WWNum2">
        <text:list-item>
          <text:h text:style-name="P3" text:outline-level="1"><text:span text:style-name="notranslate"><text:span text:style-name="T1">PROYECTO:</text:span></text:span></text:h>
        </text:list-item>
      </text:list>
      <text:p text:style-name="P6"/>
      <text:p text:style-name="P4"><text:span text:style-name="notranslate"><text:span text:style-name="T3">Fecha:</text:span></text:span></text:p>
      <text:p text:style-name="P4"><text:span text:style-name="notranslate"><text:span text:style-name="T4"><text:line-break/>Autor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2"><text:span text:style-name="notranslate"><text:span text:style-name="T5"><text:s/></text:span></text:span><text:span text:style-name="notranslate"><text:span text:style-name="T6">Versión Control Chart: </text:span></text:span></text:p>
      <text:p text:style-name="P12"><text:span text:style-name="notranslate"><text:span text:style-name="T6">aaaaa</text:span></text:span></text:p>
      <text:p text:style-name="P8"/>
      <text:p text:style-name="P10"><text:span text:style-name="T8">I- LISTA DE VERIFICACION DE FASE FINAL DE CONCEPTO</text:span></text:p>
      <text:p text:style-name="P9"/>
      <text:p text:style-name="P10"><text:span text:style-name="T2">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1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left="0in" fo:margin-right="0in" fo:margin-top="0.0972in" fo:margin-bottom="0.0835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left="0in" fo:margin-right="0in" fo:margin-top="0.0417in" fo:margin-bottom="0.0417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3" style:display-name="Fuente de párrafo predeter.3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uente_20_de_20_párrafo_20_predeter.4" style:display-name="Fuente de párrafo predeter.4" style:family="text"/>
    <style:style style:name="Fuente_20_de_20_párrafo_20_predeter.5" style:display-name="Fuente de párrafo predeter.5" style:family="text"/>
    <style:style style:name="Fuente_20_de_20_párrafo_20_predeter.6" style:display-name="Fuente de párrafo predeter.6" style:family="text"/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Fuente_20_de_20_párrafo_20_predeter.7" style:display-name="Fuente de párrafo predeter.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font-size="9pt" style:font-size-asian="9pt" style:font-size-complex="9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1929in" fo:min-width="0.0854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{OUR_LOGO}<text:tab/><text:tab/><text:tab/><text:tab/><text:tab/><text:tab/><text:tab/><text:tab/>${CUSTOMER_LOGO}</text:span></text:p>
      </style:header>
      <style:footer>
        <text:p text:style-name="MP2"><draw:custom-shape text:anchor-type="paragraph" draw:z-index="1" draw:name="Marco1" draw:style-name="Mgr1" draw:text-style-name="MP3" svg:width="0.0862in" svg:height="0.1941in" svg:x="7.0028in" svg:y="0.0008in"><text:p text:style-name="Footer"><text:span text:style-name="Número_20_de_20_página"><text:span text:style-name="MT2"><text:page-number text:select-page="current">2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><text:span text:style-name="MT3">@Copyright 2017-2022, TaskControl PMS . All Rights Reserved. Reproduction without permisión is prohibited. <text:s text:c="4"/></text:span><text:s text:c="2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3:46</meta:creation-date>
    <dc:language>es-CL</dc:language>
    <dc:date>2021-10-09T21:08:40</dc:date>
    <meta:editing-cycles>9</meta:editing-cycles>
    <dc:title>Caso de negocio</dc:title>
    <meta:editing-duration>PT19M</meta:editing-duration>
    <meta:generator>LibreOffice/6.0.7.3$Linux_X86_64 LibreOffice_project/00m0$Build-3</meta:generator>
    <meta:document-statistic meta:table-count="0" meta:image-count="0" meta:object-count="0" meta:page-count="2" meta:paragraph-count="11" meta:word-count="38" meta:character-count="311" meta:non-whitespace-character-count="246"/>
    <meta:template xlink:type="simple" xlink:actuate="onRequest" xlink:title="Normal.dotm" xlink:href=""/>
  </office:meta>
</office:document-meta>
</file>